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42cm" fo:margin-left="0.06cm" table:align="left"/>
    </style:style>
    <style:style style:name="Table1.A" style:family="table-column">
      <style:table-column-properties style:column-width="1.304cm"/>
    </style:style>
    <style:style style:name="Table1.B" style:family="table-column">
      <style:table-column-properties style:column-width="5.981cm"/>
    </style:style>
    <style:style style:name="Table1.D" style:family="table-column">
      <style:table-column-properties style:column-width="3.6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42cm" fo:margin-left="0.06cm" table:align="left"/>
    </style:style>
    <style:style style:name="Table2.A" style:family="table-column">
      <style:table-column-properties style:column-width="1.304cm"/>
    </style:style>
    <style:style style:name="Table2.B" style:family="table-column">
      <style:table-column-properties style:column-width="8.971cm"/>
    </style:style>
    <style:style style:name="Table2.C" style:family="table-column">
      <style:table-column-properties style:column-width="6.6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189" officeooo:paragraph-rsid="00059189"/>
    </style:style>
    <style:style style:name="P2" style:family="paragraph" style:parent-style-name="Standard">
      <style:text-properties officeooo:paragraph-rsid="0010038e"/>
    </style:style>
    <style:style style:name="P3" style:family="paragraph" style:parent-style-name="Standard">
      <style:text-properties officeooo:paragraph-rsid="0010965b"/>
    </style:style>
    <style:style style:name="P4" style:family="paragraph" style:parent-style-name="Standard">
      <style:text-properties officeooo:rsid="0018e445" officeooo:paragraph-rsid="0018e445"/>
    </style:style>
    <style:style style:name="P5" style:family="paragraph" style:parent-style-name="Standard">
      <style:text-properties officeooo:paragraph-rsid="00059189"/>
    </style:style>
    <style:style style:name="P6" style:family="paragraph" style:parent-style-name="Standard">
      <style:text-properties officeooo:rsid="001f7fc7" officeooo:paragraph-rsid="001f7fc7"/>
    </style:style>
    <style:style style:name="P7" style:family="paragraph" style:parent-style-name="Standard">
      <style:text-properties officeooo:rsid="0023d273" officeooo:paragraph-rsid="0023d273"/>
    </style:style>
    <style:style style:name="P8" style:family="paragraph" style:parent-style-name="Standard">
      <style:text-properties officeooo:rsid="00278a9a" officeooo:paragraph-rsid="00278a9a"/>
    </style:style>
    <style:style style:name="P9" style:family="paragraph" style:parent-style-name="Standard">
      <style:text-properties officeooo:rsid="002cd11e" officeooo:paragraph-rsid="002cd11e"/>
    </style:style>
    <style:style style:name="P10" style:family="paragraph" style:parent-style-name="Standard">
      <style:text-properties officeooo:paragraph-rsid="00327c23"/>
    </style:style>
    <style:style style:name="P11" style:family="paragraph" style:parent-style-name="Standard">
      <style:text-properties officeooo:rsid="0039fdbd" officeooo:paragraph-rsid="0039fdbd"/>
    </style:style>
    <style:style style:name="P12" style:family="paragraph" style:parent-style-name="Standard">
      <style:text-properties officeooo:rsid="00327c23" officeooo:paragraph-rsid="00327c23"/>
    </style:style>
    <style:style style:name="P13" style:family="paragraph" style:parent-style-name="Standard">
      <style:text-properties officeooo:rsid="00405317" officeooo:paragraph-rsid="00405317"/>
    </style:style>
    <style:style style:name="P14" style:family="paragraph" style:parent-style-name="Table_20_Contents">
      <style:text-properties officeooo:rsid="00278a9a" officeooo:paragraph-rsid="00278a9a"/>
    </style:style>
    <style:style style:name="P15" style:family="paragraph" style:parent-style-name="Standard">
      <style:text-properties fo:language="en" fo:country="US" officeooo:paragraph-rsid="00327c23"/>
    </style:style>
    <style:style style:name="P16" style:family="paragraph" style:parent-style-name="Standard">
      <style:text-properties fo:language="en" fo:country="US" fo:font-weight="bold" officeooo:rsid="0039fdbd" officeooo:paragraph-rsid="0039fdbd" style:font-weight-asian="bold" style:font-weight-complex="bold"/>
    </style:style>
    <style:style style:name="P17" style:family="paragraph" style:parent-style-name="Standard">
      <style:text-properties fo:language="en" fo:country="US" officeooo:rsid="004246db" officeooo:paragraph-rsid="00405317"/>
    </style:style>
    <style:style style:name="P18" style:family="paragraph" style:parent-style-name="Standard">
      <style:text-properties fo:language="en" fo:country="US" officeooo:rsid="0039fdbd" officeooo:paragraph-rsid="0039fdbd"/>
    </style:style>
    <style:style style:name="P19" style:family="paragraph" style:parent-style-name="Standard">
      <style:text-properties officeooo:rsid="002cd11e" officeooo:paragraph-rsid="002cd11e"/>
    </style:style>
    <style:style style:name="P20" style:family="paragraph" style:parent-style-name="Standard">
      <style:text-properties officeooo:rsid="00278a9a" officeooo:paragraph-rsid="00278a9a"/>
    </style:style>
    <style:style style:name="P21" style:family="paragraph" style:parent-style-name="Standard">
      <style:text-properties officeooo:rsid="00278a9a" officeooo:paragraph-rsid="004d09d7"/>
    </style:style>
    <style:style style:name="P22" style:family="paragraph" style:parent-style-name="Standard">
      <style:text-properties officeooo:rsid="00278a9a" officeooo:paragraph-rsid="004e24b2"/>
    </style:style>
    <style:style style:name="P23" style:family="paragraph" style:parent-style-name="Standard">
      <style:text-properties officeooo:rsid="004d09d7" officeooo:paragraph-rsid="004d09d7"/>
    </style:style>
    <style:style style:name="P24" style:family="paragraph" style:parent-style-name="Standard">
      <style:text-properties officeooo:rsid="0023d273" officeooo:paragraph-rsid="0023d273"/>
    </style:style>
    <style:style style:name="P25" style:family="paragraph" style:parent-style-name="Standard">
      <style:text-properties fo:font-weight="bold" officeooo:rsid="004e24b2" officeooo:paragraph-rsid="004e24b2" style:font-weight-asian="bold" style:font-weight-complex="bold"/>
    </style:style>
    <style:style style:name="P26" style:family="paragraph" style:parent-style-name="Standard">
      <style:text-properties fo:font-weight="bold" officeooo:rsid="004e659d" officeooo:paragraph-rsid="004e659d" style:font-weight-asian="bold" style:font-weight-complex="bold"/>
    </style:style>
    <style:style style:name="P27" style:family="paragraph" style:parent-style-name="Standard">
      <style:text-properties fo:font-weight="normal" officeooo:rsid="004f1825" officeooo:paragraph-rsid="004f1825" style:font-weight-asian="normal" style:font-weight-complex="normal"/>
    </style:style>
    <style:style style:name="P28" style:family="paragraph" style:parent-style-name="Table_20_Contents">
      <style:text-properties officeooo:rsid="00278a9a" officeooo:paragraph-rsid="00278a9a"/>
    </style:style>
    <style:style style:name="P29" style:family="paragraph" style:parent-style-name="Table_20_Contents">
      <style:text-properties officeooo:rsid="00278a9a" officeooo:paragraph-rsid="004d09d7"/>
    </style:style>
    <style:style style:name="P30" style:family="paragraph" style:parent-style-name="Table_20_Contents">
      <style:text-properties officeooo:rsid="004a2f37" officeooo:paragraph-rsid="004a2f37"/>
    </style:style>
    <style:style style:name="P31" style:family="paragraph" style:parent-style-name="Table_20_Contents">
      <style:text-properties officeooo:rsid="004a2f37" officeooo:paragraph-rsid="004d09d7"/>
    </style:style>
    <style:style style:name="P32" style:family="paragraph" style:parent-style-name="Table_20_Contents">
      <style:text-properties officeooo:paragraph-rsid="004d09d7"/>
    </style:style>
    <style:style style:name="T1" style:family="text">
      <style:text-properties officeooo:rsid="00058c4b"/>
    </style:style>
    <style:style style:name="T2" style:family="text">
      <style:text-properties officeooo:rsid="0006ac36"/>
    </style:style>
    <style:style style:name="T3" style:family="text">
      <style:text-properties officeooo:rsid="000a2a71"/>
    </style:style>
    <style:style style:name="T4" style:family="text">
      <style:text-properties officeooo:rsid="000eb429"/>
    </style:style>
    <style:style style:name="T5" style:family="text">
      <style:text-properties officeooo:rsid="0010038e"/>
    </style:style>
    <style:style style:name="T6" style:family="text">
      <style:text-properties officeooo:rsid="00105f97"/>
    </style:style>
    <style:style style:name="T7" style:family="text">
      <style:text-properties officeooo:rsid="0019f5ce"/>
    </style:style>
    <style:style style:name="T8" style:family="text">
      <style:text-properties officeooo:rsid="0020f37f"/>
    </style:style>
    <style:style style:name="T9" style:family="text">
      <style:text-properties officeooo:rsid="002336ee"/>
    </style:style>
    <style:style style:name="T10" style:family="text">
      <style:text-properties officeooo:rsid="0024bb57"/>
    </style:style>
    <style:style style:name="T11" style:family="text">
      <style:text-properties officeooo:rsid="002657b7"/>
    </style:style>
    <style:style style:name="T12" style:family="text">
      <style:text-properties officeooo:rsid="00279c56"/>
    </style:style>
    <style:style style:name="T13" style:family="text">
      <style:text-properties officeooo:rsid="002e9326"/>
    </style:style>
    <style:style style:name="T14" style:family="text">
      <style:text-properties officeooo:rsid="00314171"/>
    </style:style>
    <style:style style:name="T15" style:family="text">
      <style:text-properties officeooo:rsid="00327c23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405317"/>
    </style:style>
    <style:style style:name="T18" style:family="text">
      <style:text-properties fo:language="en" fo:country="US" officeooo:rsid="004101f7"/>
    </style:style>
    <style:style style:name="T19" style:family="text">
      <style:text-properties fo:language="en" fo:country="US" officeooo:rsid="004109cc"/>
    </style:style>
    <style:style style:name="T20" style:family="text">
      <style:text-properties fo:language="en" fo:country="US" officeooo:rsid="004246db"/>
    </style:style>
    <style:style style:name="T21" style:family="text">
      <style:text-properties fo:language="en" fo:country="US" officeooo:rsid="0042de20"/>
    </style:style>
    <style:style style:name="T22" style:family="text">
      <style:text-properties officeooo:rsid="003be873"/>
    </style:style>
    <style:style style:name="T23" style:family="text">
      <style:text-properties officeooo:rsid="00471b5f"/>
    </style:style>
    <style:style style:name="T24" style:family="text">
      <style:text-properties officeooo:rsid="004a0e9f"/>
    </style:style>
    <style:style style:name="T25" style:family="text">
      <style:text-properties officeooo:rsid="004a2f37"/>
    </style:style>
    <style:style style:name="T26" style:family="text">
      <style:text-properties style:text-position="super 58%"/>
    </style:style>
    <style:style style:name="T27" style:family="text">
      <style:text-properties style:text-position="0% 100%"/>
    </style:style>
    <style:style style:name="T28" style:family="text">
      <style:text-properties officeooo:rsid="004daab2"/>
    </style:style>
    <style:style style:name="T29" style:family="text">
      <style:text-properties officeooo:rsid="004e24b2"/>
    </style:style>
    <style:style style:name="T30" style:family="text">
      <style:text-properties fo:font-weight="bold" officeooo:rsid="004e24b2" style:font-weight-asian="bold" style:font-weight-complex="bold"/>
    </style:style>
    <style:style style:name="T31" style:family="text">
      <style:text-properties officeooo:rsid="004e65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1) </text:span>Learning ‘Like threshold’ for each user based on user's movie ratings</text:p>
      <text:p text:style-name="Standard">- <text:span text:style-name="T1">It can be then predicted whether user liked the movie or not.</text:span></text:p>
      <text:p text:style-name="P2">- <text:span text:style-name="T5">Or how much did user like particular movie or how much a user disliked the movie by correlating user’s rating for new movie with user’s ‘Like Threshold’</text:span></text:p>
      <text:p text:style-name="P3">- <text:span text:style-name="T6">e.g. In the ratings system of 0-5, User X has like threshold of 3.5; i.e. &gt;=3.5 is Like and &lt; 3.5 represents a dislike.</text:span></text:p>
      <text:p text:style-name="P2"><text:tab/></text:p>
      <text:p text:style-name="P2"/>
      <text:p text:style-name="P4">Weight consideration for Like or Dislike based on rating for ratings between 0-5:</text:p>
      <text:p text:style-name="P4">- e.g. <text:span text:style-name="T7">1) </text:span>Rating <text:span text:style-name="T7">is 2.3</text:span></text:p>
      <text:p text:style-name="P4"><text:tab/><text:span text:style-name="T7">2.3/5 = 0.46</text:span></text:p>
      <text:p text:style-name="P4"/>
      <text:p text:style-name="P4"><text:tab/><text:span text:style-name="T7">As 2.3 &lt; 2.5, its a Dislike:</text:span></text:p>
      <text:p text:style-name="P4"><text:tab/><text:span text:style-name="T7">Therefore to weight of the Dislike can be estimated as:</text:span></text:p>
      <text:p text:style-name="P4"><text:tab/><text:span text:style-name="T7">1 – (2.3/5) = 1 – 0.46 = 0.54</text:span></text:p>
      <text:p text:style-name="P2"/>
      <text:p text:style-name="Standard"/>
      <text:p text:style-name="P1"><text:span text:style-name="T4">2) </text:span>Learning user’s like percentage or <text:span text:style-name="T2">preferred amount of </text:span>upper and lower thresholds for particular genre <text:span text:style-name="T2">based on their ratings for other movies.</text:span></text:p>
      <text:p text:style-name="P1">-<text:tab/><text:span text:style-name="T3">If we have information related to how much does particular genre contributes to the entire movie, like action contributes 60% of movie, romance contributes 10% of movie etc., then these percentage values can be used as weights in regression &amp; also while retrieving k - most similar movies.</text:span></text:p>
      <text:p text:style-name="P1"/>
      <text:p text:style-name="P5"/>
      <text:p text:style-name="P6">3) Learn user’s min and max threshold for each tag in tag genome.</text:p>
      <text:p text:style-name="P6"/>
      <text:p text:style-name="P6">- Further, for each movie, determine the tag genomes that <text:span text:style-name="T8">majorly contributes to the movie.</text:span></text:p>
      <text:p text:style-name="P6">-- </text:p>
      <text:p text:style-name="P6">- <text:span text:style-name="T9">Or map tag genomes to the genres and determine contribution of each genre to the movie in terms of percentage or fraction.</text:span></text:p>
      <text:p text:style-name="P7">e.g. Tag Genomes: fire, fight or some other related genomes may classify under genre ‘action’.</text:p>
      <text:p text:style-name="P7">So fraction for action would be the aggregate of all mapped genome tags under it.</text:p>
      <text:p text:style-name="P7"/>
      <text:p text:style-name="P7">- <text:span text:style-name="T10">Further, maintain subprofile for each user comprising of unique combination of genre’s per movie, and then learn min &amp; max thresholds for each sub-profile.</text:span></text:p>
      <text:p text:style-name="P7">-- <text:span text:style-name="T11">e.g. Movie m1 comprises of genres G1, G2 &amp; G3. So G1, G2 &amp; G3 will make one sub-profile.</text:span></text:p>
      <text:p text:style-name="P7"/>
      <text:p text:style-name="P26">Subprofiling Approach 1:</text:p>
      <text:p text:style-name="P27">Genres: [G1, G2, ..., Gn]</text:p>
      <text:p text:style-name="P27"/>
      <text:p text:style-name="P7"/>
      <text:p text:style-name="P22"><text:span text:style-name="T30">Subprofiling Approach 2:</text:span></text:p>
      <text:p text:style-name="P22">Subprofile1</text:p>
      <text:p text:style-name="P8">G1, G2, G3</text:p>
      <text:p text:style-name="P23">(2<text:span text:style-name="T26">nd</text:span> Last approach to try if time permits)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29">SubProfile 1</text:p>
          </table:table-cell>
          <table:table-cell table:style-name="Table2.C1" office:value-type="string">
            <text:p text:style-name="P29"><text:span text:style-name="T24">Inferred </text:span>Subprofile <text:span text:style-name="T25">n</text:span> <text:span text:style-name="T23">(based on relevant underlying genomes)</text:span>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29">Set[G1, G2, G3]</text:p>
          </table:table-cell>
          <table:table-cell table:style-name="Table2.C2" office:value-type="string">
            <text:p text:style-name="P29">Set[G2, G5, G7, G1]</text:p>
          </table:table-cell>
        </table:table-row>
        <table:table-row>
          <table:table-cell table:style-name="Table2.A2" office:value-type="string">
            <text:p text:style-name="P29">U1</text:p>
          </table:table-cell>
          <table:table-cell table:style-name="Table2.A2" office:value-type="string">
            <text:p text:style-name="P29">Min-set[10%, 20%, 15%]<text:line-break/>max-set[<text:span text:style-name="T12">25%, 30%, 40%</text:span>]</text:p>
          </table:table-cell>
          <table:table-cell table:style-name="Table2.C2" office:value-type="string">
            <text:p text:style-name="P29">...</text:p>
          </table:table-cell>
        </table:table-row>
        <text:soft-page-break/>
        <table:table-row>
          <table:table-cell table:style-name="Table2.A2" office:value-type="string">
            <text:p text:style-name="P29">U2</text:p>
          </table:table-cell>
          <table:table-cell table:style-name="Table2.A2" office:value-type="string">
            <text:p text:style-name="P29">...</text:p>
          </table:table-cell>
          <table:table-cell table:style-name="Table2.C2" office:value-type="string">
            <text:p text:style-name="P29">...</text:p>
          </table:table-cell>
        </table:table-row>
      </table:table>
      <text:p text:style-name="P21"/>
      <text:p text:style-name="P21"/>
      <text:p text:style-name="P21"/>
      <text:p text:style-name="P25">Subprofiling Approach 3:</text:p>
      <text:p text:style-name="P23">(Last approach to try if time permits)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SubProfile 1</text:p>
          </table:table-cell>
          <table:table-cell table:style-name="Table1.A1" office:value-type="string">
            <text:p text:style-name="P30">SubProfile2, ..., n-1</text:p>
          </table:table-cell>
          <table:table-cell table:style-name="Table1.D1" office:value-type="string">
            <text:p text:style-name="P14"><text:span text:style-name="T24">Inferred </text:span>Subprofile <text:span text:style-name="T25">n</text:span> <text:span text:style-name="T23">(based on relevant underlying genomes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Set[G1, G2, G3]</text:p>
          </table:table-cell>
          <table:table-cell table:style-name="Table1.A2" office:value-type="string">
            <text:p text:style-name="P30">Set[G3, G5, G7, G9]</text:p>
          </table:table-cell>
          <table:table-cell table:style-name="Table1.D2" office:value-type="string">
            <text:p text:style-name="P14">Set[G2, G5, G7, G1]</text:p>
          </table:table-cell>
        </table:table-row>
        <table:table-row>
          <table:table-cell table:style-name="Table1.A2" office:value-type="string">
            <text:p text:style-name="P14">U1</text:p>
          </table:table-cell>
          <table:table-cell table:style-name="Table1.A2" office:value-type="string">
            <text:p text:style-name="P14">Min-set[10%, 20%, 15%]<text:line-break/>max-set[<text:span text:style-name="T12">25%, 30%, 40%</text:span>]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...</text:p>
          </table:table-cell>
        </table:table-row>
        <table:table-row>
          <table:table-cell table:style-name="Table1.A2" office:value-type="string">
            <text:p text:style-name="P14">U2</text:p>
          </table:table-cell>
          <table:table-cell table:style-name="Table1.A2" office:value-type="string">
            <text:p text:style-name="P14">...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...</text:p>
          </table:table-cell>
        </table:table-row>
      </table:table>
      <text:p text:style-name="P8"><text:tab/></text:p>
      <text:p text:style-name="P9">- <text:span text:style-name="T31">In approach 3, Subprofiles 1 to n-1 are the unique combinations of unique genres</text:span></text:p>
      <text:p text:style-name="P9"/>
      <text:p text:style-name="P9">4) Sub Profile Aware Serendipity: <text:span text:style-name="T13">(with diversity using Mesut’s method – if possible):</text:span></text:p>
      <text:p text:style-name="P9">- <text:span text:style-name="T14">TODO : Differentiate between your above proposed subprofile Mesut’s sub-profile.</text:span></text:p>
      <text:p text:style-name="P9"/>
      <text:p text:style-name="P9">*<text:span text:style-name="T15">) TODO</text:span></text:p>
      <text:p text:style-name="P12">Recent Serendipity methods and future works.</text:p>
      <text:p text:style-name="P10">*<text:span text:style-name="T22">) How to calculate serendipity score for recommendation and/or how to reason for serendipitous recommended item.</text:span></text:p>
      <text:p text:style-name="P10"/>
      <text:p text:style-name="P10"><text:span text:style-name="T15">*) If possible, try to improve Mesut’s diversification using Serendipity based on conclusions from paper “</text:span><text:span text:style-name="T16">How does serendipity affect diversity in recommender systems? A serendipity-oriented greedy algorithm”</text:span></text:p>
      <text:p text:style-name="P15"/>
      <text:p text:style-name="P15"/>
      <text:p text:style-name="P16">Serendipity implementation opportunities:</text:p>
      <text:p text:style-name="P16"/>
      <text:p text:style-name="P13"><text:span text:style-name="T16">1) Genre similarity based on genomes that form the genre. </text:span><text:span text:style-name="T18">Try to recommend user with item from Genre that hasn’t listed for his profile. </text:span><text:span text:style-name="T19">So that </text:span><text:span text:style-name="T20">the recommended movie </text:span><text:span text:style-name="T21">could be serendipitous.</text:span></text:p>
      <text:p text:style-name="P17"/>
      <text:p text:style-name="P11"><text:span text:style-name="T17">2</text:span><text:span text:style-name="T16">) Serendipity using DBSCAN, proposed in referred paper but not proved. Also worth exploring/combining this technique with genome based user subprofiles.</text:span></text:p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9:35:10.204375537</meta:creation-date>
    <dc:date>2019-02-23T00:51:22.170000264</dc:date>
    <meta:editing-duration>PT7H25M28S</meta:editing-duration>
    <meta:editing-cycles>52</meta:editing-cycles>
    <meta:generator>LibreOffice/6.0.7.3$Linux_X86_64 LibreOffice_project/00m0$Build-3</meta:generator>
    <meta:document-statistic meta:table-count="2" meta:image-count="0" meta:object-count="0" meta:page-count="2" meta:paragraph-count="62" meta:word-count="564" meta:character-count="3359" meta:non-whitespace-character-count="2845"/>
  </office:meta>
</office:document-meta>
</file>